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dio51" table:style-name="ta1">
        <table:shapes>
          <draw:frame draw:z-index="0" draw:style-name="gr1" draw:text-style-name="P1" svg:width="12.8476in" svg:height="3.5453in" svg:x="0.1626in" svg:y="18.2169in">
            <draw:object draw:notify-on-update-of-ranges="radio51.B1:radio5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7.0534424388893" calcext:value-type="float">
            <text:p>-87.05344243888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8.555283516109" calcext:value-type="float">
            <text:p>-108.5552835161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4.627829947822" calcext:value-type="float">
            <text:p>-114.6278299478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4.050246897891" calcext:value-type="float">
            <text:p>-114.0502468978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1.535581562009" calcext:value-type="float">
            <text:p>-121.535581562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1.440814679603" calcext:value-type="float">
            <text:p>-101.440814679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3.469116486913" calcext:value-type="float">
            <text:p>-113.4691164869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3.352260991537" calcext:value-type="float">
            <text:p>-103.3522609915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6.479791583171" calcext:value-type="float">
            <text:p>-106.4797915831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9.8126389762205" calcext:value-type="float">
            <text:p>-99.81263897622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5.7958186479308" calcext:value-type="float">
            <text:p>-95.79581864793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5.757986401571" calcext:value-type="float">
            <text:p>-105.7579864015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6.764391529549" calcext:value-type="float">
            <text:p>-106.7643915295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6.703575547119" calcext:value-type="float">
            <text:p>-126.7035755471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2.16155225615" calcext:value-type="float">
            <text:p>-112.161552256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5.99149580028" calcext:value-type="float">
            <text:p>-115.991495800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4.653230658261" calcext:value-type="float">
            <text:p>-114.6532306582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4.195515482616" calcext:value-type="float">
            <text:p>-104.1955154826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9.2180633130752" calcext:value-type="float">
            <text:p>-99.21806331307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7.795744786235" calcext:value-type="float">
            <text:p>-107.7957447862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4.486299069323" calcext:value-type="float">
            <text:p>-114.4862990693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3.742614662387" calcext:value-type="float">
            <text:p>-123.7426146623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2.785392770351" calcext:value-type="float">
            <text:p>-122.7853927703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6.9934216416352" calcext:value-type="float">
            <text:p>-96.993421641635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04.119530685591" calcext:value-type="float">
            <text:p>-104.11953068559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0.063013371006" calcext:value-type="float">
            <text:p>-120.0630133710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3.485412963938" calcext:value-type="float">
            <text:p>-113.4854129639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4.712499496261" calcext:value-type="float">
            <text:p>-104.7124994962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8.027829478183" calcext:value-type="float">
            <text:p>-108.0278294781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1.167430702568" calcext:value-type="float">
            <text:p>-111.1674307025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8.763630102781" calcext:value-type="float">
            <text:p>-118.76363010278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4.673630179168" calcext:value-type="float">
            <text:p>-114.67363017916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19.355968898946" calcext:value-type="float">
            <text:p>-119.35596889894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6.943415299961" calcext:value-type="float">
            <text:p>-116.9434152999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7.820524126264" calcext:value-type="float">
            <text:p>-117.8205241262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8.106236476891" calcext:value-type="float">
            <text:p>-108.10623647689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6.687303891773" calcext:value-type="float">
            <text:p>-106.6873038917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5.385002627119" calcext:value-type="float">
            <text:p>-105.38500262711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7.520557613716" calcext:value-type="float">
            <text:p>-107.5205576137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8.128108254785" calcext:value-type="float">
            <text:p>-108.1281082547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6.945401586098" calcext:value-type="float">
            <text:p>-116.94540158609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0.849042297009" calcext:value-type="float">
            <text:p>-110.8490422970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9.459103674158" calcext:value-type="float">
            <text:p>-119.4591036741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6.254044300221" calcext:value-type="float">
            <text:p>-106.2540443002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3.351315318964" calcext:value-type="float">
            <text:p>-113.3513153189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2.688642390731" calcext:value-type="float">
            <text:p>-112.68864239073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7.145108309839" calcext:value-type="float">
            <text:p>-107.14510830983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4.976682019548" calcext:value-type="float">
            <text:p>-104.9766820195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9.5252228811975" calcext:value-type="float">
            <text:p>-99.52522288119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4.516340402724" calcext:value-type="float">
            <text:p>-114.5163404027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16.484014756714" calcext:value-type="float">
            <text:p>-116.4840147567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8.787074407448" calcext:value-type="float">
            <text:p>-118.78707440744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8.144753472908" calcext:value-type="float">
            <text:p>-118.1447534729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03.117063014933" calcext:value-type="float">
            <text:p>-103.1170630149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7.351827834701" calcext:value-type="float">
            <text:p>-117.35182783470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9.118654064716" calcext:value-type="float">
            <text:p>-119.11865406471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4.054475552718" calcext:value-type="float">
            <text:p>-114.0544755527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1.435267779024" calcext:value-type="float">
            <text:p>-111.43526777902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0.264826513489" calcext:value-type="float">
            <text:p>-100.26482651348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3.069993381291" calcext:value-type="float">
            <text:p>-93.0699933812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3.377786322485" calcext:value-type="float">
            <text:p>-123.37778632248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3.626739229159" calcext:value-type="float">
            <text:p>-123.62673922915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9.703383815745" calcext:value-type="float">
            <text:p>-119.7033838157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1.103839862384" calcext:value-type="float">
            <text:p>-121.1038398623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6.02661800464" calcext:value-type="float">
            <text:p>-116.026618004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2.432094576685" calcext:value-type="float">
            <text:p>-112.43209457668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9.737858797736" calcext:value-type="float">
            <text:p>-109.73785879773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3.68914499975" calcext:value-type="float">
            <text:p>-103.6891449997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7.929906335387" calcext:value-type="float">
            <text:p>-107.92990633538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2.07540870064" calcext:value-type="float">
            <text:p>-112.0754087006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7.003054817619" calcext:value-type="float">
            <text:p>-117.00305481761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8.939661649871" calcext:value-type="float">
            <text:p>-118.9396616498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9.369563543735" calcext:value-type="float">
            <text:p>-119.3695635437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8.572174414554" calcext:value-type="float">
            <text:p>-118.5721744145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8.673818809815" calcext:value-type="float">
            <text:p>-118.6738188098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3.701855602" calcext:value-type="float">
            <text:p>-113.7018556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5.878901633436" calcext:value-type="float">
            <text:p>-105.87890163343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5.212895956029" calcext:value-type="float">
            <text:p>-105.21289595602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9.205818351069" calcext:value-type="float">
            <text:p>-109.2058183510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2.149529872279" calcext:value-type="float">
            <text:p>-112.1495298722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6.172888953259" calcext:value-type="float">
            <text:p>-106.17288895325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3.868933334687" calcext:value-type="float">
            <text:p>-123.8689333346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22.96600810594" calcext:value-type="float">
            <text:p>-122.966008105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1.74108474496" calcext:value-type="float">
            <text:p>-121.7410847449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3.549099109876" calcext:value-type="float">
            <text:p>-103.54909910987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4.041835551584" calcext:value-type="float">
            <text:p>-114.04183555158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6.819846791394" calcext:value-type="float">
            <text:p>-106.81984679139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5.383537601382" calcext:value-type="float">
            <text:p>-105.38353760138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4.346376900437" calcext:value-type="float">
            <text:p>-104.34637690043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4.044467765753" calcext:value-type="float">
            <text:p>-114.0444677657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6.714109614278" calcext:value-type="float">
            <text:p>-126.71410961427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5.976037681931" calcext:value-type="float">
            <text:p>-115.97603768193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3.6052974211492" calcext:value-type="float">
            <text:p>-53.60529742114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0.831307787311" calcext:value-type="float">
            <text:p>-110.8313077873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1.792778724975" calcext:value-type="float">
            <text:p>-121.7927787249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8.4024196568969" calcext:value-type="float">
            <text:p>-98.402419656896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9.738251639322" calcext:value-type="float">
            <text:p>-109.73825163932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1.057790515274" calcext:value-type="float">
            <text:p>-111.05779051527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16.707207200656" calcext:value-type="float">
            <text:p>-116.7072072006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1.143627932903" calcext:value-type="float">
            <text:p>-121.143627932903</text:p>
          </table:table-cell>
          <table:table-cell/>
        </table:table-row>
        <table:table-row table:style-name="ro1">
          <table:table-cell/>
          <table:table-cell table:formula="of:=SUM([.B1:.B100])/100" office:value-type="float" office:value="-111.17234020103" calcext:value-type="float">
            <text:p>-111.17234020103</text:p>
          </table:table-cell>
          <table:table-cell table:formula="of:=MEDIAN([.B1:.B100])" office:value-type="float" office:value="-112.296823416418" calcext:value-type="float">
            <text:p>-112.296823416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6:40:55.00115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16:41:07.723861747</dc:date>
    <meta:editing-duration>PT1M10S</meta:editing-duration>
    <meta:editing-cycles>2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634cm" svg:height="9.006cm" xlink:href=".." xlink:type="simple" chart:class="chart:line" chart:style-name="ch1">
        <chart:plot-area chart:style-name="ch2" table:cell-range-address="radio51.B1:radio51.B100" svg:x="0.652cm" svg:y="0.18cm" svg:width="31.33cm" svg:height="8.646cm">
          <chartooo:coordinate-region svg:x="1.564cm" svg:y="0.379cm" svg:width="30.418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adio51.B1:radio51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.0534424388893">
                <text:p>-87.0534424388893</text:p>
                <draw:g>
                  <svg:desc>radio51.B1:radio5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8.555283516109">
                <text:p>-108.555283516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4.627829947822">
                <text:p>-114.627829947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4.050246897891">
                <text:p>-114.05024689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1.535581562009">
                <text:p>-121.535581562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1.440814679603">
                <text:p>-101.440814679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3.469116486913">
                <text:p>-113.469116486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3.352260991537">
                <text:p>-103.352260991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6.479791583171">
                <text:p>-106.479791583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9.8126389762205">
                <text:p>-99.8126389762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5.7958186479308">
                <text:p>-95.7958186479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5.757986401571">
                <text:p>-105.757986401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6.764391529549">
                <text:p>-106.764391529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6.703575547119">
                <text:p>-126.703575547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2.16155225615">
                <text:p>-112.1615522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5.99149580028">
                <text:p>-115.9914958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4.653230658261">
                <text:p>-114.653230658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4.195515482616">
                <text:p>-104.195515482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.2180633130752">
                <text:p>-99.2180633130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7.795744786235">
                <text:p>-107.795744786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4.486299069323">
                <text:p>-114.4862990693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3.742614662387">
                <text:p>-123.742614662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2.785392770351">
                <text:p>-122.785392770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6.9934216416352">
                <text:p>-96.9934216416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4.119530685591">
                <text:p>-104.119530685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0.063013371006">
                <text:p>-120.063013371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3.485412963938">
                <text:p>-113.485412963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4.712499496261">
                <text:p>-104.712499496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8.027829478183">
                <text:p>-108.027829478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1.167430702568">
                <text:p>-111.167430702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8.763630102781">
                <text:p>-118.763630102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4.673630179168">
                <text:p>-114.673630179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19.355968898946">
                <text:p>-119.355968898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6.943415299961">
                <text:p>-116.9434152999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17.820524126264">
                <text:p>-117.820524126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8.106236476891">
                <text:p>-108.106236476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6.687303891773">
                <text:p>-106.687303891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5.385002627119">
                <text:p>-105.385002627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7.520557613716">
                <text:p>-107.520557613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8.128108254785">
                <text:p>-108.128108254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6.945401586098">
                <text:p>-116.945401586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.849042297009">
                <text:p>-110.849042297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9.459103674158">
                <text:p>-119.459103674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6.254044300221">
                <text:p>-106.254044300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3.351315318964">
                <text:p>-113.351315318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2.688642390731">
                <text:p>-112.688642390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7.145108309839">
                <text:p>-107.145108309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4.976682019548">
                <text:p>-104.9766820195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9.5252228811975">
                <text:p>-99.525222881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4.516340402724">
                <text:p>-114.5163404027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6.484014756714">
                <text:p>-116.484014756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8.787074407448">
                <text:p>-118.787074407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8.144753472908">
                <text:p>-118.144753472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.117063014933">
                <text:p>-103.117063014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7.351827834701">
                <text:p>-117.351827834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9.118654064716">
                <text:p>-119.118654064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4.054475552718">
                <text:p>-114.054475552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1.435267779024">
                <text:p>-111.435267779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0.264826513489">
                <text:p>-100.264826513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3.069993381291">
                <text:p>-93.06999338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3.377786322485">
                <text:p>-123.377786322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3.626739229159">
                <text:p>-123.626739229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9.703383815745">
                <text:p>-119.703383815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1.103839862384">
                <text:p>-121.103839862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.02661800464">
                <text:p>-116.02661800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2.432094576685">
                <text:p>-112.432094576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9.737858797736">
                <text:p>-109.737858797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3.68914499975">
                <text:p>-103.6891449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7.929906335387">
                <text:p>-107.929906335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2.07540870064">
                <text:p>-112.0754087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7.003054817619">
                <text:p>-117.003054817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8.939661649871">
                <text:p>-118.939661649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9.369563543735">
                <text:p>-119.369563543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8.572174414554">
                <text:p>-118.572174414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8.673818809815">
                <text:p>-118.673818809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3.701855602">
                <text:p>-113.701855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5.878901633436">
                <text:p>-105.878901633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5.212895956029">
                <text:p>-105.212895956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9.205818351069">
                <text:p>-109.205818351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2.149529872279">
                <text:p>-112.149529872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6.172888953259">
                <text:p>-106.172888953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23.868933334687">
                <text:p>-123.868933334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22.96600810594">
                <text:p>-122.96600810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21.74108474496">
                <text:p>-121.7410847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03.549099109876">
                <text:p>-103.549099109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4.041835551584">
                <text:p>-114.041835551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6.819846791394">
                <text:p>-106.819846791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5.383537601382">
                <text:p>-105.383537601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4.346376900437">
                <text:p>-104.346376900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4.044467765753">
                <text:p>-114.044467765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6.714109614278">
                <text:p>-126.714109614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5.976037681931">
                <text:p>-115.976037681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3.6052974211492">
                <text:p>-53.6052974211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0.831307787311">
                <text:p>-110.831307787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1.792778724975">
                <text:p>-121.792778724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8.4024196568969">
                <text:p>-98.4024196568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9.738251639322">
                <text:p>-109.738251639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1.057790515274">
                <text:p>-111.057790515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6.707207200656">
                <text:p>-116.707207200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1.143627932903">
                <text:p>-121.143627932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